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ou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Pout</text:p>
          </table:table-cell>
          <table:table-cell table:formula="of:=[.C3]*[.F2]/1000"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Vout/Vin</text:p>
          </table:table-cell>
          <table:table-cell table:formula="of:=[.C3]/[.C2]" office:value-type="float" office:value="14.1666666666667" calcext:value-type="float">
            <text:p>14,16666666666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s/Np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/1-D</text:p>
          </table:table-cell>
          <table:table-cell table:formula="of:=[.C4]/[.C6]" office:value-type="float" office:value="141.666666666667" calcext:value-type="float">
            <text:p>141,66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 =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urant transf pri max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urant transf sec max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1-D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4:23:47.912000000</meta:creation-date>
    <meta:generator>LibreOffice/6.1.5.2$Windows_X86_64 LibreOffice_project/90f8dcf33c87b3705e78202e3df5142b201bd805</meta:generator>
    <dc:date>2019-04-14T16:59:40.776000000</dc:date>
    <meta:editing-duration>PT4M17S</meta:editing-duration>
    <meta:editing-cycles>1</meta:editing-cycles>
    <meta:document-statistic meta:table-count="1" meta:cell-count="24" meta:object-count="0"/>
  </office:meta>
</office:document-meta>
</file>